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8.4pt" svg:y="115pt">
            <draw:object draw:notify-on-update-of-ranges="Sheet1.I2:Sheet1.I2 Sheet1.I3:Sheet1.I7 Sheet1.K2:Sheet1.K2 Sheet1.K3:Sheet1.K7 Sheet1.L3:Sheet1.L7 Sheet1.L3:Sheet1.L7 Sheet1.J3:Sheet1.J7 Sheet1.J3:Sheet1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5" table:number-rows-spanned="1">
            <text:p>diameter (cm)</text:p>
          </table:table-cell>
          <table:covered-table-cell table:number-columns-repeated="4" table:style-name="ce1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2"/>
          <table:table-cell table:style-name="ce1" office:value-type="string" calcext:value-type="string">
            <text:p>area (cm^2)</text:p>
          </table:table-cell>
          <table:table-cell table:style-name="ce1" office:value-type="string" calcext:value-type="string">
            <text:p>darea</text:p>
          </table:table-cell>
          <table:table-cell table:style-name="ce1" office:value-type="string" calcext:value-type="string">
            <text:p>fall time (s)</text:p>
          </table:table-cell>
          <table:table-cell table:style-name="ce1" office:value-type="string" calcext:value-type="string">
            <text:p>dtime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30.8" calcext:value-type="float">
            <text:p>30.8</text:p>
          </table:table-cell>
          <table:table-cell office:value-type="float" office:value="40.3" calcext:value-type="float">
            <text:p>40.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  <table:table-cell office:value-type="float" office:value="0.025" calcext:value-type="float">
            <text:p>0.02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office:value-type="float" office:value="20.95" calcext:value-type="float">
            <text:p>20.95</text:p>
          </table:table-cell>
          <table:table-cell office:value-type="float" office:value="30.6" calcext:value-type="float">
            <text:p>30.6</text:p>
          </table:table-cell>
          <table:table-cell office:value-type="float" office:value="37.1" calcext:value-type="float">
            <text:p>37.1</text:p>
          </table:table-cell>
          <table:table-cell office:value-type="float" office:value="49.7" calcext:value-type="float">
            <text:p>49.7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95" calcext:value-type="float">
            <text:p>15.95</text:p>
          </table:table-cell>
          <table:table-cell office:value-type="float" office:value="22.1" calcext:value-type="float">
            <text:p>22.1</text:p>
          </table:table-cell>
          <table:table-cell office:value-type="float" office:value="31.4" calcext:value-type="float">
            <text:p>31.4</text:p>
          </table:table-cell>
          <table:table-cell office:value-type="float" office:value="40.7" calcext:value-type="float">
            <text:p>40.7</text:p>
          </table:table-cell>
          <table:table-cell office:value-type="float" office:value="46.8" calcext:value-type="float">
            <text:p>46.8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1.076" calcext:value-type="float">
            <text:p>1.076</text:p>
          </table:table-cell>
          <table:table-cell office:value-type="float" office:value="0.008" calcext:value-type="float">
            <text:p>0.00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.5</text:p>
          </table:table-cell>
          <table:table-cell office:value-type="float" office:value="24.1" calcext:value-type="float">
            <text:p>24.1</text:p>
          </table:table-cell>
          <table:table-cell office:value-type="float" office:value="30.9" calcext:value-type="float">
            <text:p>30.9</text:p>
          </table:table-cell>
          <table:table-cell office:value-type="float" office:value="39.8" calcext:value-type="float">
            <text:p>39.8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1.47" calcext:value-type="float">
            <text:p>1.47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23.1" calcext:value-type="float">
            <text:p>23.1</text:p>
          </table:table-cell>
          <table:table-cell office:value-type="float" office:value="29.9" calcext:value-type="float">
            <text:p>29.9</text:p>
          </table:table-cell>
          <table:table-cell office:value-type="float" office:value="37.8" calcext:value-type="float">
            <text:p>37.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formula="of:=SQRT(66*2.54/100/5)" office:value-type="float" office:value="0.579033677777036" calcext:value-type="float">
            <text:p>0.57903367777703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7])" office:value-type="float" office:value="15.61" calcext:value-type="float">
            <text:p>15.61</text:p>
          </table:table-cell>
          <table:table-cell table:formula="of:=AVERAGE([.C3:.C7])" office:value-type="float" office:value="22.65" calcext:value-type="float">
            <text:p>22.65</text:p>
          </table:table-cell>
          <table:table-cell table:formula="of:=AVERAGE([.D3:.D7])" office:value-type="float" office:value="30.72" calcext:value-type="float">
            <text:p>30.72</text:p>
          </table:table-cell>
          <table:table-cell table:formula="of:=AVERAGE([.E3:.E7])" office:value-type="float" office:value="39.14" calcext:value-type="float">
            <text:p>39.14</text:p>
          </table:table-cell>
          <table:table-cell table:formula="of:=AVERAGE([.F3:.F7])" office:value-type="float" office:value="45.8" calcext:value-type="float">
            <text:p>4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:.B7])" office:value-type="float" office:value="0.260768096208106" calcext:value-type="float">
            <text:p>0.260768096208106</text:p>
          </table:table-cell>
          <table:table-cell table:formula="of:=STDEV([.C3:.C7])" office:value-type="float" office:value="1.18532695911297" calcext:value-type="float">
            <text:p>1.18532695911297</text:p>
          </table:table-cell>
          <table:table-cell table:formula="of:=STDEV([.D3:.D7])" office:value-type="float" office:value="0.544977063737548" calcext:value-type="float">
            <text:p>0.544977063737548</text:p>
          </table:table-cell>
          <table:table-cell table:formula="of:=STDEV([.E3:.E7])" office:value-type="float" office:value="1.59467865101405" calcext:value-type="float">
            <text:p>1.59467865101405</text:p>
          </table:table-cell>
          <table:table-cell table:formula="of:=STDEV([.F3:.F7])" office:value-type="float" office:value="4.51054320453757" calcext:value-type="float">
            <text:p>4.510543204537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ev mean</text:p>
          </table:table-cell>
          <table:table-cell table:formula="of:=[.B10]/SQRT(5)" office:value-type="float" office:value="0.116619037896906" calcext:value-type="float">
            <text:p>0.116619037896906</text:p>
          </table:table-cell>
          <table:table-cell table:formula="of:=[.C10]/SQRT(5)" office:value-type="float" office:value="0.530094331227943" calcext:value-type="float">
            <text:p>0.530094331227943</text:p>
          </table:table-cell>
          <table:table-cell table:formula="of:=[.D10]/SQRT(5)" office:value-type="float" office:value="0.243721152139079" calcext:value-type="float">
            <text:p>0.243721152139079</text:p>
          </table:table-cell>
          <table:table-cell table:formula="of:=[.E10]/SQRT(5)" office:value-type="float" office:value="0.713161973187017" calcext:value-type="float">
            <text:p>0.713161973187017</text:p>
          </table:table-cell>
          <table:table-cell table:formula="of:=[.F10]/SQRT(5)" office:value-type="float" office:value="2.01717624415915" calcext:value-type="float">
            <text:p>2.017176244159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ea=</text:p>
          </table:table-cell>
          <table:table-cell table:formula="of:=PI()/4*[.B9]^2" office:value-type="float" office:value="191.379619811199" calcext:value-type="float">
            <text:p>191.379619811199</text:p>
          </table:table-cell>
          <table:table-cell table:formula="of:=PI()/4*[.C9]^2" office:value-type="float" office:value="402.926929281567" calcext:value-type="float">
            <text:p>402.926929281567</text:p>
          </table:table-cell>
          <table:table-cell table:formula="of:=PI()/4*[.D9]^2" office:value-type="float" office:value="741.194698124379" calcext:value-type="float">
            <text:p>741.194698124379</text:p>
          </table:table-cell>
          <table:table-cell table:formula="of:=PI()/4*[.E9]^2" office:value-type="float" office:value="1203.18254827582" calcext:value-type="float">
            <text:p>1203.18254827582</text:p>
          </table:table-cell>
          <table:table-cell table:formula="of:=PI()/4*[.F9]^2" office:value-type="float" office:value="1647.48260346902" calcext:value-type="float">
            <text:p>1647.482603469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 area=</text:p>
          </table:table-cell>
          <table:table-cell table:formula="of:=2*[.B13]*[.B11]/[.B9]" office:value-type="float" office:value="2.85951404682354" calcext:value-type="float">
            <text:p>2.85951404682354</text:p>
          </table:table-cell>
          <table:table-cell table:formula="of:=2*[.C13]*[.C11]/[.C9]" office:value-type="float" office:value="18.8599806720743" calcext:value-type="float">
            <text:p>18.8599806720743</text:p>
          </table:table-cell>
          <table:table-cell table:formula="of:=2*[.D13]*[.D11]/[.D9]" office:value-type="float" office:value="11.760730845459" calcext:value-type="float">
            <text:p>11.760730845459</text:p>
          </table:table-cell>
          <table:table-cell table:formula="of:=2*[.E13]*[.E11]/[.E9]" office:value-type="float" office:value="43.8458886168916" calcext:value-type="float">
            <text:p>43.8458886168916</text:p>
          </table:table-cell>
          <table:table-cell table:formula="of:=2*[.F13]*[.F11]/[.F9]" office:value-type="float" office:value="145.120644994899" calcext:value-type="float">
            <text:p>145.1206449948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fall time (s)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 (wo shady point)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91" calcext:value-type="float">
            <text:p>0.91</text:p>
          </table:table-cell>
          <table:table-cell office:value-type="float" office:value="1.1" calcext:value-type="float">
            <text:p>1.1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1.72" calcext:value-type="float">
            <text:p>1.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office:value-type="float" office:value="0.91" calcext:value-type="float">
            <text:p>0.91</text:p>
          </table:table-cell>
          <table:table-cell office:value-type="float" office:value="1.06" calcext:value-type="float">
            <text:p>1.06</text:p>
          </table:table-cell>
          <table:table-cell office:value-type="float" office:value="1.44" calcext:value-type="float">
            <text:p>1.44</text:p>
          </table:table-cell>
          <table:table-cell office:value-type="float" office:value="3.44" calcext:value-type="float">
            <text:p>3.4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1.07" calcext:value-type="float">
            <text:p>1.07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office:value-type="float" office:value="0.93" calcext:value-type="float">
            <text:p>0.93</text:p>
          </table:table-cell>
          <table:table-cell office:value-type="float" office:value="1.06" calcext:value-type="float">
            <text:p>1.06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.75" calcext:value-type="float">
            <text:p>1.7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88" calcext:value-type="float">
            <text:p>0.88</text:p>
          </table:table-cell>
          <table:table-cell office:value-type="float" office:value="1.09" calcext:value-type="float">
            <text:p>1.09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79" calcext:value-type="float">
            <text:p>1.7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9:.B23])" office:value-type="float" office:value="0.72" calcext:value-type="float">
            <text:p>0.72</text:p>
          </table:table-cell>
          <table:table-cell table:formula="of:=AVERAGE([.C19:.C23])" office:value-type="float" office:value="0.914" calcext:value-type="float">
            <text:p>0.914</text:p>
          </table:table-cell>
          <table:table-cell table:formula="of:=AVERAGE([.D19:.D23])" office:value-type="float" office:value="1.076" calcext:value-type="float">
            <text:p>1.076</text:p>
          </table:table-cell>
          <table:table-cell table:formula="of:=AVERAGE([.E19:.E23])" office:value-type="float" office:value="1.47" calcext:value-type="float">
            <text:p>1.47</text:p>
          </table:table-cell>
          <table:table-cell table:formula="of:=AVERAGE([.F19:.F23])" office:value-type="float" office:value="2.134" calcext:value-type="float">
            <text:p>2.134</text:p>
          </table:table-cell>
          <table:table-cell table:formula="of:=AVERAGE([.G19:.G23])" office:value-type="float" office:value="1.8075" calcext:value-type="float">
            <text:p>1.8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9:.B23])" office:value-type="float" office:value="0.0561248608016091" calcext:value-type="float">
            <text:p>0.056124860801609</text:p>
          </table:table-cell>
          <table:table-cell table:formula="of:=STDEV([.C19:.C23])" office:value-type="float" office:value="0.0230217288664427" calcext:value-type="float">
            <text:p>0.023021728866443</text:p>
          </table:table-cell>
          <table:table-cell table:formula="of:=STDEV([.D19:.D23])" office:value-type="float" office:value="0.018165902124585" calcext:value-type="float">
            <text:p>0.018165902124585</text:p>
          </table:table-cell>
          <table:table-cell table:formula="of:=STDEV([.E19:.E23])" office:value-type="float" office:value="0.0367423461417477" calcext:value-type="float">
            <text:p>0.036742346141748</text:p>
          </table:table-cell>
          <table:table-cell table:formula="of:=STDEV([.F19:.F23])" office:value-type="float" office:value="0.736498472503508" calcext:value-type="float">
            <text:p>0.736498472503508</text:p>
          </table:table-cell>
          <table:table-cell table:formula="of:=STDEV([.G19:.G23])" office:value-type="float" office:value="0.112063969826762" calcext:value-type="float">
            <text:p>0.112063969826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ev mean</text:p>
          </table:table-cell>
          <table:table-cell table:formula="of:=[.B26]/SQRT(5)" office:value-type="float" office:value="0.0250998007960223" calcext:value-type="float">
            <text:p>0.025099800796022</text:p>
          </table:table-cell>
          <table:table-cell table:formula="of:=[.C26]/SQRT(5)" office:value-type="float" office:value="0.010295630140987" calcext:value-type="float">
            <text:p>0.010295630140987</text:p>
          </table:table-cell>
          <table:table-cell table:formula="of:=[.D26]/SQRT(5)" office:value-type="float" office:value="0.00812403840463597" calcext:value-type="float">
            <text:p>0.008124038404636</text:p>
          </table:table-cell>
          <table:table-cell table:formula="of:=[.E26]/SQRT(5)" office:value-type="float" office:value="0.016431676725155" calcext:value-type="float">
            <text:p>0.016431676725155</text:p>
          </table:table-cell>
          <table:table-cell table:formula="of:=[.F26]/SQRT(5)" office:value-type="float" office:value="0.329372129968521" calcext:value-type="float">
            <text:p>0.329372129968521</text:p>
          </table:table-cell>
          <table:table-cell table:formula="of:=[.G26]/SQRT(5)" office:value-type="float" office:value="0.0501165308722248" calcext:value-type="float">
            <text:p>0.05011653087222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19:14.062398147</meta:creation-date>
    <dc:date>2018-09-11T10:11:24.828565897</dc:date>
    <meta:editing-duration>PT17H21M19S</meta:editing-duration>
    <meta:editing-cycles>6</meta:editing-cycles>
    <meta:generator>LibreOffice/6.0.3.2$Linux_X86_64 LibreOffice_project/00m0$Build-2</meta:generator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Sheet1.L3:Sheet1.L7" chart:error-lower-range="Sheet1.L3:Sheet1.L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L3:Sheet1.L7" chart:error-lower-range="Sheet1.L3:Sheet1.L7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chart-properties chart:error-upper-indicator="true" chart:error-lower-indicator="true" chart:error-category="cell-range" chart:error-upper-range="Sheet1.J3:Sheet1.J7" chart:error-lower-range="Sheet1.J3:Sheet1.J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Sheet1.L3:Sheet1.L7" chart:error-lower-range="Sheet1.L3:Sheet1.L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4.031cm" style:legend-expansion="high" chart:style-name="ch2"/>
        <chart:plot-area chart:style-name="ch3" table:cell-range-address="Sheet1.I2:Sheet1.I7 Sheet1.K2:Sheet1.K7" chart:data-source-has-labels="row" svg:x="0.319cm" svg:y="0.329cm" svg:width="12.884cm" svg:height="7.71cm">
          <chartooo:coordinate-region svg:x="1.046cm" svg:y="0.489cm" svg:width="11.785cm" svg:height="6.982cm"/>
          <chart:axis chart:dimension="x" chart:name="primary-x" chart:style-name="ch4">
            <chart:title svg:x="5.553cm" svg:y="8.219cm" chart:style-name="ch5">
              <text:p>filter area (cm^2</text:p>
            </chart:title>
          </chart:axis>
          <chart:axis chart:dimension="y" chart:name="primary-y" chart:style-name="ch4">
            <chart:title svg:x="0cm" svg:y="5.022cm" chart:style-name="ch6">
              <text:p>fall time (s)</text:p>
            </chart:title>
            <chart:grid chart:style-name="ch7" chart:class="major"/>
          </chart:axis>
          <chart:series chart:style-name="ch8" chart:values-cell-range-address="Sheet1.K3:Sheet1.K7" chart:label-cell-address="Sheet1.K2:Sheet1.K2" chart:class="chart:scatter">
            <chart:domain table:cell-range-address="Sheet1.I3:Sheet1.I7"/>
            <chart:regression-curve chart:style-name="ch9">
              <chart:equation chart:display-equation="true" chart:display-r-square="true"/>
            </chart:regression-curve>
            <chart:error-indicator chart:style-name="ch10" chart:dimension="x"/>
            <chart:error-indicator chart:style-name="ch11" chart:dimension="y"/>
            <chart:data-point chart:repeated="2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all time (s)</text:p>
                <draw:g>
                  <svg:desc>Sheet1.K2:Sheet1.K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">
                <text:p>191</text:p>
                <draw:g>
                  <svg:desc>Sheet1.I3:Sheet1.I7</svg:desc>
                </draw:g>
              </table:table-cell>
              <table:table-cell office:value-type="float" office:value="0.72">
                <text:p>0.72</text:p>
                <draw:g>
                  <svg:desc>Sheet1.K3:Sheet1.K7</svg:desc>
                </draw:g>
              </table:table-cell>
              <table:table-cell office:value-type="float" office:value="3">
                <text:p>3</text:p>
                <draw:g>
                  <svg:desc>Sheet1.J3:Sheet1.J7</svg:desc>
                </draw:g>
              </table:table-cell>
              <table:table-cell office:value-type="float" office:value="3">
                <text:p>3</text:p>
                <draw:g>
                  <svg:desc>Sheet1.J3:Sheet1.J7</svg:desc>
                </draw:g>
              </table:table-cell>
              <table:table-cell office:value-type="float" office:value="0.025">
                <text:p>0.025</text:p>
                <draw:g>
                  <svg:desc>Sheet1.L3:Sheet1.L7</svg:desc>
                </draw:g>
              </table:table-cell>
              <table:table-cell office:value-type="float" office:value="0.025">
                <text:p>0.025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91">
                <text:p>0.9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0">
                <text:p>740</text:p>
              </table:table-cell>
              <table:table-cell office:value-type="float" office:value="1.076">
                <text:p>1.07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.47">
                <text:p>1.4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0">
                <text:p>1650</text:p>
              </table:table-cell>
              <table:table-cell office:value-type="float" office:value="1.81">
                <text:p>1.8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